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ce181e" style:text-underline-style="solid" style:text-underline-width="auto" style:text-underline-color="font-color" fo:font-weight="bold" officeooo:rsid="0001abd0" officeooo:paragraph-rsid="0001abd0" style:font-weight-asian="bold" style:font-weight-complex="bold"/>
    </style:style>
    <style:style style:name="P2" style:family="paragraph" style:parent-style-name="Standard">
      <style:paragraph-properties fo:text-align="start" style:justify-single-word="false"/>
      <style:text-properties fo:color="#000000" style:text-underline-style="none" fo:font-weight="normal" officeooo:rsid="0001abd0" officeooo:paragraph-rsid="0001abd0" style:font-weight-asian="normal" style:font-weight-complex="normal"/>
    </style:style>
    <style:style style:name="P3" style:family="paragraph" style:parent-style-name="Standard">
      <style:paragraph-properties fo:text-align="start" style:justify-single-word="false"/>
      <style:text-properties fo:color="#000000" style:text-underline-style="none" fo:font-weight="normal" officeooo:rsid="0002dee1" officeooo:paragraph-rsid="0002dee1" style:font-weight-asian="normal" style:font-weight-complex="normal"/>
    </style:style>
    <style:style style:name="P4" style:family="paragraph" style:parent-style-name="Standard">
      <style:paragraph-properties fo:text-align="start" style:justify-single-word="false"/>
      <style:text-properties fo:color="#ed1c24" style:text-underline-style="solid" style:text-underline-width="auto" style:text-underline-color="font-color" fo:font-weight="normal" officeooo:rsid="0001abd0" officeooo:paragraph-rsid="0001abd0" style:font-weight-asian="normal" style:font-weight-complex="normal"/>
    </style:style>
    <style:style style:name="P5" style:family="paragraph" style:parent-style-name="Standard">
      <style:paragraph-properties fo:text-align="start" style:justify-single-word="false"/>
      <style:text-properties fo:color="#ed1c24" style:text-underline-style="solid" style:text-underline-width="auto" style:text-underline-color="font-color" fo:font-weight="normal" officeooo:rsid="0002dee1" officeooo:paragraph-rsid="0002dee1" style:font-weight-asian="normal" style:font-weight-complex="normal"/>
    </style:style>
    <style:style style:name="P6" style:family="paragraph" style:parent-style-name="Standard">
      <style:paragraph-properties fo:text-align="start" style:justify-single-word="false"/>
      <style:text-properties fo:color="#ed1c24" style:text-underline-style="solid" style:text-underline-width="auto" style:text-underline-color="font-color" fo:font-weight="bold" officeooo:rsid="0001abd0" officeooo:paragraph-rsid="0001abd0" style:font-weight-asian="bold" style:font-weight-complex="bold"/>
    </style:style>
    <style:style style:name="P7" style:family="paragraph" style:parent-style-name="Standard">
      <style:paragraph-properties fo:text-align="start" style:justify-single-word="false"/>
      <style:text-properties fo:color="#000000" style:text-underline-style="none" fo:font-weight="normal" officeooo:rsid="0002dee1" officeooo:paragraph-rsid="0002dee1" style:font-weight-asian="normal" style:font-weight-complex="normal"/>
    </style:style>
    <style:style style:name="P8" style:family="paragraph" style:parent-style-name="Standard">
      <style:paragraph-properties fo:text-align="start" style:justify-single-word="false"/>
      <style:text-properties fo:color="#000000" style:text-underline-style="none" fo:font-weight="normal" officeooo:rsid="0006b308" officeooo:paragraph-rsid="0006b308" style:font-weight-asian="normal" style:font-weight-complex="normal"/>
    </style:style>
    <style:style style:name="P9" style:family="paragraph" style:parent-style-name="Standard">
      <style:paragraph-properties fo:text-align="start" style:justify-single-word="false"/>
      <style:text-properties fo:color="#c9211e" style:text-underline-style="solid" style:text-underline-width="auto" style:text-underline-color="font-color" fo:font-weight="bold" officeooo:rsid="0006b308" officeooo:paragraph-rsid="0006b308" style:font-weight-asian="bold" style:font-weight-complex="bold"/>
    </style:style>
    <style:style style:name="T1" style:family="text">
      <style:text-properties officeooo:rsid="0002dee1"/>
    </style:style>
    <style:style style:name="T2" style:family="text">
      <style:text-properties officeooo:rsid="0005d73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Manuel d’utilisation application Technicien</text:p>
      <text:p text:style-name="P1"/>
      <text:p text:style-name="P1"/>
      <text:p text:style-name="P4">Configuration Réseau:</text:p>
      <text:p text:style-name="P2"/>
      <text:p text:style-name="P2">Le technicien pourra se connecter à la base de données en rentrant les informations correspondantes à la connexion <text:span text:style-name="T1">ce celle-ci</text:span>, ainsi que l’adresse IP de l’enregistreur. </text:p>
      <text:p text:style-name="P2"/>
      <text:p text:style-name="P4">Gestion des capteurs:</text:p>
      <text:p text:style-name="P2"/>
      <text:p text:style-name="P2">Le technicien aura la possibilité d’ajouter, de modifier ou de supprimer un capteur.</text:p>
      <text:p text:style-name="P2">Il devra compléter le formulaire permettant l’insertion ou la modification d’un capteur.</text:p>
      <text:p text:style-name="P2"/>
      <text:p text:style-name="P4">Configuration de l’enregistreur:</text:p>
      <text:p text:style-name="P2"/>
      <text:p text:style-name="P2">Le technicien pourra ajouter, modifier ou supprimer les lignes/entrées de l’enregistreur.</text:p>
      <text:p text:style-name="P2">Pour se faire il complétera le formulaire en sélectionnant l’entrée voulue, ainsi qu’un capteur déjà créer dans le formulaire de « Gestion des capteurs ». Il rentrera ensuite le nom de l’entrée mesurée ex : « <text:span text:style-name="T2">Prise </text:span>Cuisine ».</text:p>
      <text:p text:style-name="P2"/>
      <text:p text:style-name="P5">Mesurer:</text:p>
      <text:p text:style-name="P3"/>
      <text:p text:style-name="P3">Le technicien pourra lire les mesures effectuées sur les capteurs de l’enregistreur et savoir le nom de la ligne qui correspond au capteur et avoir l’intensité, la puissance générée par l’appareil en marche.</text:p>
      <text:p text:style-name="P3"/>
      <text:p text:style-name="P5">Aide:</text:p>
      <text:p text:style-name="P5"/>
      <text:p text:style-name="P3">Le technicien aura la possibilité d’accéder à une page d’aide en ligne pour se faire guider au cas ou il ne comprendrait pas ce qu’il doit faire.</text:p>
      <text:p text:style-name="P3"/>
      <text:p text:style-name="P9">Manuel d’utilisation pour l’enregistreur</text:p>
      <text:p text:style-name="P8"/>
      <text:p text:style-name="P8">Une fois la configuration actuelle récupérée, une LED s’allumera pendant 3 secondes pour dire que la sauvegarde s’est bien effectuée. </text:p>
      <text:p text:style-name="P8"/>
      <text:p text:style-name="P8">Une fois que la passerelle démon aura demandée les mesures, une des LED de l’enregistreur se mettra à clignoter.</text:p>
      <text:p text:style-name="P8"/>
      <text:p text:style-name="P8">Le technicien devra alors appuyer sur un bouton pour lancer la mesure. Dès que la mesure sera lancée, la LED restera allumée et arrêtera de clignoter. Les trames s’afficheront en direct dans la console du démon.</text:p>
      <text:p text:style-name="P8"/>
      <text:p text:style-name="P8">Si le technicien souhaite arrêter les mesures il devra appuyer sur l’autre bouton pour les arrêter.</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19-06-12T03:28:16.321000000</dc:date>
    <meta:editing-duration>PT7M34S</meta:editing-duration>
    <meta:editing-cycles>3</meta:editing-cycles>
    <meta:document-statistic meta:table-count="0" meta:image-count="0" meta:object-count="0" meta:page-count="1" meta:paragraph-count="18" meta:word-count="270" meta:character-count="1734" meta:non-whitespace-character-count="1480"/>
  </office:meta>
</office:document-meta>
</file>